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3"/>
          <table:table-cell>
            <draw:frame table:end-cell-address="Feuille1.K21" table:end-x="0.293cm" table:end-y="0.067cm" draw:z-index="0" draw:style-name="gr1" draw:text-style-name="P1" svg:width="15.999cm" svg:height="8.999cm" svg:x="0.101cm" svg:y="0.1cm">
              <draw:object draw:notify-on-update-of-ranges="Feuille1.A2:Feuille1.A45 Feuille1.B2:Feuille1.B45 Feuille1.C2:Feuille1.C4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4.860279">
            <text:p>4,860279</text:p>
          </table:table-cell>
          <table:table-cell table:formula="of:=[.A2]-[.B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.706323">
            <text:p>4,706323</text:p>
          </table:table-cell>
          <table:table-cell office:value-type="float" office:value="4.632165">
            <text:p>4,632165</text:p>
          </table:table-cell>
          <table:table-cell table:formula="of:=[.A3]-[.B3]" office:value-type="float" office:value="0.0741580000000006">
            <text:p>0,074158</text:p>
          </table:table-cell>
          <table:table-cell/>
        </table:table-row>
        <table:table-row table:style-name="ro1">
          <table:table-cell office:value-type="float" office:value="4.571109">
            <text:p>4,571109</text:p>
          </table:table-cell>
          <table:table-cell office:value-type="float" office:value="4.529783">
            <text:p>4,529783</text:p>
          </table:table-cell>
          <table:table-cell table:formula="of:=[.A4]-[.B4]" office:value-type="float" office:value="0.0413259999999998">
            <text:p>0,041326</text:p>
          </table:table-cell>
          <table:table-cell/>
        </table:table-row>
        <table:table-row table:style-name="ro1">
          <table:table-cell office:value-type="float" office:value="4.603287">
            <text:p>4,603287</text:p>
          </table:table-cell>
          <table:table-cell office:value-type="float" office:value="4.529507">
            <text:p>4,529507</text:p>
          </table:table-cell>
          <table:table-cell table:formula="of:=[.A5]-[.B5]" office:value-type="float" office:value="0.0737800000000002">
            <text:p>0,07378</text:p>
          </table:table-cell>
          <table:table-cell/>
        </table:table-row>
        <table:table-row table:style-name="ro1">
          <table:table-cell office:value-type="float" office:value="4.446474">
            <text:p>4,446474</text:p>
          </table:table-cell>
          <table:table-cell office:value-type="float" office:value="4.456816">
            <text:p>4,456816</text:p>
          </table:table-cell>
          <table:table-cell table:formula="of:=[.A6]-[.B6]" office:value-type="float" office:value="-0.0103419999999996">
            <text:p>-0,010342</text:p>
          </table:table-cell>
          <table:table-cell/>
        </table:table-row>
        <table:table-row table:style-name="ro1">
          <table:table-cell office:value-type="float" office:value="4.041042">
            <text:p>4,041042</text:p>
          </table:table-cell>
          <table:table-cell office:value-type="float" office:value="4.18247">
            <text:p>4,18247</text:p>
          </table:table-cell>
          <table:table-cell table:formula="of:=[.A7]-[.B7]" office:value-type="float" office:value="-0.141428">
            <text:p>-0,141428</text:p>
          </table:table-cell>
          <table:table-cell/>
        </table:table-row>
        <table:table-row table:style-name="ro1">
          <table:table-cell office:value-type="float" office:value="4.406324">
            <text:p>4,406324</text:p>
          </table:table-cell>
          <table:table-cell office:value-type="float" office:value="4.456134">
            <text:p>4,456134</text:p>
          </table:table-cell>
          <table:table-cell table:formula="of:=[.A8]-[.B8]" office:value-type="float" office:value="-0.0498099999999999">
            <text:p>-0,04981</text:p>
          </table:table-cell>
          <table:table-cell/>
        </table:table-row>
        <table:table-row table:style-name="ro1">
          <table:table-cell office:value-type="float" office:value="4.375897">
            <text:p>4,375897</text:p>
          </table:table-cell>
          <table:table-cell office:value-type="float" office:value="4.541006">
            <text:p>4,541006</text:p>
          </table:table-cell>
          <table:table-cell table:formula="of:=[.A9]-[.B9]" office:value-type="float" office:value="-0.165109">
            <text:p>-0,165109</text:p>
          </table:table-cell>
          <table:table-cell/>
        </table:table-row>
        <table:table-row table:style-name="ro1">
          <table:table-cell office:value-type="float" office:value="3.790856">
            <text:p>3,790856</text:p>
          </table:table-cell>
          <table:table-cell office:value-type="float" office:value="4.016635">
            <text:p>4,016635</text:p>
          </table:table-cell>
          <table:table-cell table:formula="of:=[.A10]-[.B10]" office:value-type="float" office:value="-0.225779">
            <text:p>-0,225779</text:p>
          </table:table-cell>
          <table:table-cell/>
        </table:table-row>
        <table:table-row table:style-name="ro1">
          <table:table-cell office:value-type="float" office:value="4.103891">
            <text:p>4,103891</text:p>
          </table:table-cell>
          <table:table-cell office:value-type="float" office:value="4.414716">
            <text:p>4,414716</text:p>
          </table:table-cell>
          <table:table-cell table:formula="of:=[.A11]-[.B11]" office:value-type="float" office:value="-0.310825">
            <text:p>-0,310825</text:p>
          </table:table-cell>
          <table:table-cell/>
        </table:table-row>
        <table:table-row table:style-name="ro1">
          <table:table-cell office:value-type="float" office:value="5.3806">
            <text:p>5,3806</text:p>
          </table:table-cell>
          <table:table-cell office:value-type="float" office:value="5.484251">
            <text:p>5,484251</text:p>
          </table:table-cell>
          <table:table-cell table:formula="of:=[.A12]-[.B12]" office:value-type="float" office:value="-0.103651">
            <text:p>-0,103651</text:p>
          </table:table-cell>
          <table:table-cell/>
        </table:table-row>
        <table:table-row table:style-name="ro1">
          <table:table-cell office:value-type="float" office:value="5.764625">
            <text:p>5,764625</text:p>
          </table:table-cell>
          <table:table-cell office:value-type="float" office:value="5.951766">
            <text:p>5,951766</text:p>
          </table:table-cell>
          <table:table-cell table:formula="of:=[.A13]-[.B13]" office:value-type="float" office:value="-0.187141">
            <text:p>-0,187141</text:p>
          </table:table-cell>
          <table:table-cell/>
        </table:table-row>
        <table:table-row table:style-name="ro1">
          <table:table-cell office:value-type="float" office:value="6.252566">
            <text:p>6,252566</text:p>
          </table:table-cell>
          <table:table-cell office:value-type="float" office:value="6.271403">
            <text:p>6,271403</text:p>
          </table:table-cell>
          <table:table-cell table:formula="of:=[.A14]-[.B14]" office:value-type="float" office:value="-0.0188370000000004">
            <text:p>-0,018837</text:p>
          </table:table-cell>
          <table:table-cell/>
        </table:table-row>
        <table:table-row table:style-name="ro1">
          <table:table-cell office:value-type="float" office:value="6.215989">
            <text:p>6,215989</text:p>
          </table:table-cell>
          <table:table-cell office:value-type="float" office:value="6.162179">
            <text:p>6,162179</text:p>
          </table:table-cell>
          <table:table-cell table:formula="of:=[.A15]-[.B15]" office:value-type="float" office:value="0.0538100000000004">
            <text:p>0,05381</text:p>
          </table:table-cell>
          <table:table-cell/>
        </table:table-row>
        <table:table-row table:style-name="ro1">
          <table:table-cell office:value-type="float" office:value="6.404133">
            <text:p>6,404133</text:p>
          </table:table-cell>
          <table:table-cell office:value-type="float" office:value="6.195554">
            <text:p>6,195554</text:p>
          </table:table-cell>
          <table:table-cell table:formula="of:=[.A16]-[.B16]" office:value-type="float" office:value="0.208579">
            <text:p>0,208579</text:p>
          </table:table-cell>
          <table:table-cell/>
        </table:table-row>
        <table:table-row table:style-name="ro1">
          <table:table-cell office:value-type="float" office:value="6.60153">
            <text:p>6,60153</text:p>
          </table:table-cell>
          <table:table-cell office:value-type="float" office:value="5.886812">
            <text:p>5,886812</text:p>
          </table:table-cell>
          <table:table-cell table:formula="of:=[.A17]-[.B17]" office:value-type="float" office:value="0.714718">
            <text:p>0,714718</text:p>
          </table:table-cell>
          <table:table-cell/>
        </table:table-row>
        <table:table-row table:style-name="ro1">
          <table:table-cell office:value-type="float" office:value="6.415738">
            <text:p>6,415738</text:p>
          </table:table-cell>
          <table:table-cell office:value-type="float" office:value="5.761381">
            <text:p>5,761381</text:p>
          </table:table-cell>
          <table:table-cell table:formula="of:=[.A18]-[.B18]" office:value-type="float" office:value="0.654357">
            <text:p>0,654357</text:p>
          </table:table-cell>
          <table:table-cell/>
        </table:table-row>
        <table:table-row table:style-name="ro1">
          <table:table-cell office:value-type="float" office:value="6.407946">
            <text:p>6,407946</text:p>
          </table:table-cell>
          <table:table-cell office:value-type="float" office:value="5.732565">
            <text:p>5,732565</text:p>
          </table:table-cell>
          <table:table-cell table:formula="of:=[.A19]-[.B19]" office:value-type="float" office:value="0.675381">
            <text:p>0,675381</text:p>
          </table:table-cell>
          <table:table-cell/>
        </table:table-row>
        <table:table-row table:style-name="ro1">
          <table:table-cell office:value-type="float" office:value="5.911896">
            <text:p>5,911896</text:p>
          </table:table-cell>
          <table:table-cell office:value-type="float" office:value="5.271926">
            <text:p>5,271926</text:p>
          </table:table-cell>
          <table:table-cell table:formula="of:=[.A20]-[.B20]" office:value-type="float" office:value="0.63997">
            <text:p>0,63997</text:p>
          </table:table-cell>
          <table:table-cell/>
        </table:table-row>
        <table:table-row table:style-name="ro1">
          <table:table-cell office:value-type="float" office:value="6.147591">
            <text:p>6,147591</text:p>
          </table:table-cell>
          <table:table-cell office:value-type="float" office:value="5.570089">
            <text:p>5,570089</text:p>
          </table:table-cell>
          <table:table-cell table:formula="of:=[.A21]-[.B21]" office:value-type="float" office:value="0.577502">
            <text:p>0,577502</text:p>
          </table:table-cell>
          <table:table-cell/>
        </table:table-row>
        <table:table-row table:style-name="ro1">
          <table:table-cell office:value-type="float" office:value="6.327777">
            <text:p>6,327777</text:p>
          </table:table-cell>
          <table:table-cell office:value-type="float" office:value="5.778461">
            <text:p>5,778461</text:p>
          </table:table-cell>
          <table:table-cell table:formula="of:=[.A22]-[.B22]" office:value-type="float" office:value="0.549316">
            <text:p>0,549316</text:p>
          </table:table-cell>
          <table:table-cell/>
        </table:table-row>
        <table:table-row table:style-name="ro1">
          <table:table-cell office:value-type="float" office:value="6.361772">
            <text:p>6,361772</text:p>
          </table:table-cell>
          <table:table-cell office:value-type="float" office:value="5.821597">
            <text:p>5,821597</text:p>
          </table:table-cell>
          <table:table-cell table:formula="of:=[.A23]-[.B23]" office:value-type="float" office:value="0.540175000000001">
            <text:p>0,540175</text:p>
          </table:table-cell>
          <table:table-cell/>
        </table:table-row>
        <table:table-row table:style-name="ro1">
          <table:table-cell office:value-type="float" office:value="6.107766">
            <text:p>6,107766</text:p>
          </table:table-cell>
          <table:table-cell office:value-type="float" office:value="5.477015">
            <text:p>5,477015</text:p>
          </table:table-cell>
          <table:table-cell table:formula="of:=[.A24]-[.B24]" office:value-type="float" office:value="0.630751">
            <text:p>0,630751</text:p>
          </table:table-cell>
          <table:table-cell/>
        </table:table-row>
        <table:table-row table:style-name="ro1">
          <table:table-cell office:value-type="float" office:value="7.044981">
            <text:p>7,044981</text:p>
          </table:table-cell>
          <table:table-cell office:value-type="float" office:value="6.338291">
            <text:p>6,338291</text:p>
          </table:table-cell>
          <table:table-cell table:formula="of:=[.A25]-[.B25]" office:value-type="float" office:value="0.70669">
            <text:p>0,70669</text:p>
          </table:table-cell>
          <table:table-cell/>
        </table:table-row>
        <table:table-row table:style-name="ro1">
          <table:table-cell office:value-type="float" office:value="7.325517">
            <text:p>7,325517</text:p>
          </table:table-cell>
          <table:table-cell office:value-type="float" office:value="6.596142">
            <text:p>6,596142</text:p>
          </table:table-cell>
          <table:table-cell table:formula="of:=[.A26]-[.B26]" office:value-type="float" office:value="0.729374999999999">
            <text:p>0,729375</text:p>
          </table:table-cell>
          <table:table-cell/>
        </table:table-row>
        <table:table-row table:style-name="ro1">
          <table:table-cell office:value-type="float" office:value="7.126683">
            <text:p>7,126683</text:p>
          </table:table-cell>
          <table:table-cell office:value-type="float" office:value="6.646271">
            <text:p>6,646271</text:p>
          </table:table-cell>
          <table:table-cell table:formula="of:=[.A27]-[.B27]" office:value-type="float" office:value="0.480412">
            <text:p>0,480412</text:p>
          </table:table-cell>
          <table:table-cell/>
        </table:table-row>
        <table:table-row table:style-name="ro1">
          <table:table-cell office:value-type="float" office:value="7.385345">
            <text:p>7,385345</text:p>
          </table:table-cell>
          <table:table-cell office:value-type="float" office:value="6.662778">
            <text:p>6,662778</text:p>
          </table:table-cell>
          <table:table-cell table:formula="of:=[.A28]-[.B28]" office:value-type="float" office:value="0.722567">
            <text:p>0,722567</text:p>
          </table:table-cell>
          <table:table-cell/>
        </table:table-row>
        <table:table-row table:style-name="ro1">
          <table:table-cell office:value-type="float" office:value="6.760698">
            <text:p>6,760698</text:p>
          </table:table-cell>
          <table:table-cell office:value-type="float" office:value="6.0504">
            <text:p>6,0504</text:p>
          </table:table-cell>
          <table:table-cell table:formula="of:=[.A29]-[.B29]" office:value-type="float" office:value="0.710298">
            <text:p>0,710298</text:p>
          </table:table-cell>
          <table:table-cell/>
        </table:table-row>
        <table:table-row table:style-name="ro1">
          <table:table-cell office:value-type="float" office:value="6.444935">
            <text:p>6,444935</text:p>
          </table:table-cell>
          <table:table-cell office:value-type="float" office:value="5.687605">
            <text:p>5,687605</text:p>
          </table:table-cell>
          <table:table-cell table:formula="of:=[.A30]-[.B30]" office:value-type="float" office:value="0.757330000000001">
            <text:p>0,75733</text:p>
          </table:table-cell>
          <table:table-cell/>
        </table:table-row>
        <table:table-row table:style-name="ro1">
          <table:table-cell office:value-type="float" office:value="6.117608">
            <text:p>6,117608</text:p>
          </table:table-cell>
          <table:table-cell office:value-type="float" office:value="5.358062">
            <text:p>5,358062</text:p>
          </table:table-cell>
          <table:table-cell table:formula="of:=[.A31]-[.B31]" office:value-type="float" office:value="0.759545999999999">
            <text:p>0,759546</text:p>
          </table:table-cell>
          <table:table-cell/>
        </table:table-row>
        <table:table-row table:style-name="ro1">
          <table:table-cell office:value-type="float" office:value="7.115746">
            <text:p>7,115746</text:p>
          </table:table-cell>
          <table:table-cell office:value-type="float" office:value="5.949683">
            <text:p>5,949683</text:p>
          </table:table-cell>
          <table:table-cell table:formula="of:=[.A32]-[.B32]" office:value-type="float" office:value="1.166063">
            <text:p>1,166063</text:p>
          </table:table-cell>
          <table:table-cell/>
        </table:table-row>
        <table:table-row table:style-name="ro1">
          <table:table-cell office:value-type="float" office:value="7.281499">
            <text:p>7,281499</text:p>
          </table:table-cell>
          <table:table-cell office:value-type="float" office:value="6.020642">
            <text:p>6,020642</text:p>
          </table:table-cell>
          <table:table-cell table:formula="of:=[.A33]-[.B33]" office:value-type="float" office:value="1.260857">
            <text:p>1,260857</text:p>
          </table:table-cell>
          <table:table-cell/>
        </table:table-row>
        <table:table-row table:style-name="ro1">
          <table:table-cell office:value-type="float" office:value="7.697916">
            <text:p>7,697916</text:p>
          </table:table-cell>
          <table:table-cell office:value-type="float" office:value="6.39337">
            <text:p>6,39337</text:p>
          </table:table-cell>
          <table:table-cell table:formula="of:=[.A34]-[.B34]" office:value-type="float" office:value="1.304546">
            <text:p>1,304546</text:p>
          </table:table-cell>
          <table:table-cell/>
        </table:table-row>
        <table:table-row table:style-name="ro1">
          <table:table-cell office:value-type="float" office:value="7.374711">
            <text:p>7,374711</text:p>
          </table:table-cell>
          <table:table-cell office:value-type="float" office:value="6.11649">
            <text:p>6,11649</text:p>
          </table:table-cell>
          <table:table-cell table:formula="of:=[.A35]-[.B35]" office:value-type="float" office:value="1.258221">
            <text:p>1,258221</text:p>
          </table:table-cell>
          <table:table-cell/>
        </table:table-row>
        <table:table-row table:style-name="ro1">
          <table:table-cell office:value-type="float" office:value="8.174744">
            <text:p>8,174744</text:p>
          </table:table-cell>
          <table:table-cell office:value-type="float" office:value="6.80296">
            <text:p>6,80296</text:p>
          </table:table-cell>
          <table:table-cell table:formula="of:=[.A36]-[.B36]" office:value-type="float" office:value="1.371784">
            <text:p>1,371784</text:p>
          </table:table-cell>
          <table:table-cell/>
        </table:table-row>
        <table:table-row table:style-name="ro1">
          <table:table-cell office:value-type="float" office:value="8.860904">
            <text:p>8,860904</text:p>
          </table:table-cell>
          <table:table-cell office:value-type="float" office:value="7.585014">
            <text:p>7,585014</text:p>
          </table:table-cell>
          <table:table-cell table:formula="of:=[.A37]-[.B37]" office:value-type="float" office:value="1.27589">
            <text:p>1,27589</text:p>
          </table:table-cell>
          <table:table-cell/>
        </table:table-row>
        <table:table-row table:style-name="ro1">
          <table:table-cell office:value-type="float" office:value="9.803454">
            <text:p>9,803454</text:p>
          </table:table-cell>
          <table:table-cell office:value-type="float" office:value="8.408775">
            <text:p>8,408775</text:p>
          </table:table-cell>
          <table:table-cell table:formula="of:=[.A38]-[.B38]" office:value-type="float" office:value="1.394679">
            <text:p>1,394679</text:p>
          </table:table-cell>
          <table:table-cell/>
        </table:table-row>
        <table:table-row table:style-name="ro1">
          <table:table-cell office:value-type="float" office:value="10.169546">
            <text:p>10,169546</text:p>
          </table:table-cell>
          <table:table-cell office:value-type="float" office:value="8.741455">
            <text:p>8,741455</text:p>
          </table:table-cell>
          <table:table-cell table:formula="of:=[.A39]-[.B39]" office:value-type="float" office:value="1.428091">
            <text:p>1,428091</text:p>
          </table:table-cell>
          <table:table-cell/>
        </table:table-row>
        <table:table-row table:style-name="ro1">
          <table:table-cell office:value-type="float" office:value="10.507191">
            <text:p>10,507191</text:p>
          </table:table-cell>
          <table:table-cell office:value-type="float" office:value="9.047251">
            <text:p>9,047251</text:p>
          </table:table-cell>
          <table:table-cell table:formula="of:=[.A40]-[.B40]" office:value-type="float" office:value="1.45994">
            <text:p>1,45994</text:p>
          </table:table-cell>
          <table:table-cell/>
        </table:table-row>
        <table:table-row table:style-name="ro1">
          <table:table-cell office:value-type="float" office:value="9.819642">
            <text:p>9,819642</text:p>
          </table:table-cell>
          <table:table-cell office:value-type="float" office:value="8.610216">
            <text:p>8,610216</text:p>
          </table:table-cell>
          <table:table-cell table:formula="of:=[.A41]-[.B41]" office:value-type="float" office:value="1.209426">
            <text:p>1,209426</text:p>
          </table:table-cell>
          <table:table-cell/>
        </table:table-row>
        <table:table-row table:style-name="ro1">
          <table:table-cell office:value-type="float" office:value="10.09752">
            <text:p>10,09752</text:p>
          </table:table-cell>
          <table:table-cell office:value-type="float" office:value="9.283929">
            <text:p>9,283929</text:p>
          </table:table-cell>
          <table:table-cell table:formula="of:=[.A42]-[.B42]" office:value-type="float" office:value="0.813590999999999">
            <text:p>0,813591</text:p>
          </table:table-cell>
          <table:table-cell/>
        </table:table-row>
        <table:table-row table:style-name="ro1">
          <table:table-cell office:value-type="float" office:value="9.618851">
            <text:p>9,618851</text:p>
          </table:table-cell>
          <table:table-cell office:value-type="float" office:value="8.863975">
            <text:p>8,863975</text:p>
          </table:table-cell>
          <table:table-cell table:formula="of:=[.A43]-[.B43]" office:value-type="float" office:value="0.754875999999999">
            <text:p>0,754876</text:p>
          </table:table-cell>
          <table:table-cell/>
        </table:table-row>
        <table:table-row table:style-name="ro1">
          <table:table-cell office:value-type="float" office:value="9.613462">
            <text:p>9,613462</text:p>
          </table:table-cell>
          <table:table-cell office:value-type="float" office:value="8.893079">
            <text:p>8,893079</text:p>
          </table:table-cell>
          <table:table-cell table:formula="of:=[.A44]-[.B44]" office:value-type="float" office:value="0.720383">
            <text:p>0,720383</text:p>
          </table:table-cell>
          <table:table-cell/>
        </table:table-row>
        <table:table-row table:style-name="ro1">
          <table:table-cell office:value-type="float" office:value="9.621584">
            <text:p>9,621584</text:p>
          </table:table-cell>
          <table:table-cell office:value-type="float" office:value="8.813458">
            <text:p>8,813458</text:p>
          </table:table-cell>
          <table:table-cell table:formula="of:=[.A45]-[.B45]" office:value-type="float" office:value="0.808126">
            <text:p>0,808126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17/03/2019</text:date>, <text:time>23:5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rboul</meta:initial-creator>
    <meta:creation-date>2019-03-17T23:37:02.38</meta:creation-date>
    <dc:date>2019-03-17T23:53:03.36</dc:date>
    <dc:creator>thomas kerboul</dc:creator>
    <meta:editing-duration>PT50S</meta:editing-duration>
    <meta:editing-cycles>1</meta:editing-cycles>
    <meta:document-statistic meta:table-count="3" meta:cell-count="132" meta:object-count="1"/>
    <meta:generator>OpenOffice/4.1.2$Win32 OpenOffice.org_project/412m3$Build-978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664cm" style:legend-expansion="high" chart:style-name="ch2"/>
        <chart:plot-area chart:style-name="ch3" table:cell-range-address="Feuille1.A2:Feuille1.C45" svg:x="0.77cm" svg:y="0.855cm" svg:width="11.658cm" svg:height="7.545cm">
          <chartooo:coordinate-region svg:x="1.391cm" svg:y="1.067cm" svg:width="10.851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45" chart:class="chart:line">
            <chart:data-point chart:repeated="44"/>
          </chart:series>
          <chart:series chart:style-name="ch7" chart:values-cell-range-address="Feuille1.B2:Feuille1.B45" chart:class="chart:line">
            <chart:data-point chart:repeated="44"/>
          </chart:series>
          <chart:series chart:style-name="ch8" chart:values-cell-range-address="Feuille1.C2:Feuille1.C45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0279">
                <text:p>4.860279</text:p>
                <draw:g>
                  <svg:desc>Feuille1.A2:Feuille1.A45</svg:desc>
                </draw:g>
              </table:table-cell>
              <table:table-cell office:value-type="float" office:value="4.860279">
                <text:p>4.860279</text:p>
                <draw:g>
                  <svg:desc>Feuille1.B2:Feuille1.B45</svg:desc>
                </draw:g>
              </table:table-cell>
              <table:table-cell office:value-type="float" office:value="0">
                <text:p>0</text:p>
                <draw:g>
                  <svg:desc>Feuille1.C2:Feuille1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06323">
                <text:p>4.706323</text:p>
              </table:table-cell>
              <table:table-cell office:value-type="float" office:value="4.632165">
                <text:p>4.632165</text:p>
              </table:table-cell>
              <table:table-cell office:value-type="float" office:value="0.0741580000000006">
                <text:p>0.074158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71109">
                <text:p>4.571109</text:p>
              </table:table-cell>
              <table:table-cell office:value-type="float" office:value="4.529783">
                <text:p>4.529783</text:p>
              </table:table-cell>
              <table:table-cell office:value-type="float" office:value="0.0413259999999998">
                <text:p>0.041325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03287">
                <text:p>4.603287</text:p>
              </table:table-cell>
              <table:table-cell office:value-type="float" office:value="4.529507">
                <text:p>4.529507</text:p>
              </table:table-cell>
              <table:table-cell office:value-type="float" office:value="0.0737800000000002">
                <text:p>0.07378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46474">
                <text:p>4.446474</text:p>
              </table:table-cell>
              <table:table-cell office:value-type="float" office:value="4.456816">
                <text:p>4.456816</text:p>
              </table:table-cell>
              <table:table-cell office:value-type="float" office:value="-0.0103419999999996">
                <text:p>-0.0103419999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41042">
                <text:p>4.041042</text:p>
              </table:table-cell>
              <table:table-cell office:value-type="float" office:value="4.18247">
                <text:p>4.18247</text:p>
              </table:table-cell>
              <table:table-cell office:value-type="float" office:value="-0.141428">
                <text:p>-0.14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06324">
                <text:p>4.406324</text:p>
              </table:table-cell>
              <table:table-cell office:value-type="float" office:value="4.456134">
                <text:p>4.456134</text:p>
              </table:table-cell>
              <table:table-cell office:value-type="float" office:value="-0.0498099999999999">
                <text:p>-0.04980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75897">
                <text:p>4.375897</text:p>
              </table:table-cell>
              <table:table-cell office:value-type="float" office:value="4.541006">
                <text:p>4.541006</text:p>
              </table:table-cell>
              <table:table-cell office:value-type="float" office:value="-0.165109">
                <text:p>-0.165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90856">
                <text:p>3.790856</text:p>
              </table:table-cell>
              <table:table-cell office:value-type="float" office:value="4.016635">
                <text:p>4.016635</text:p>
              </table:table-cell>
              <table:table-cell office:value-type="float" office:value="-0.225779">
                <text:p>-0.225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03891">
                <text:p>4.103891</text:p>
              </table:table-cell>
              <table:table-cell office:value-type="float" office:value="4.414716">
                <text:p>4.414716</text:p>
              </table:table-cell>
              <table:table-cell office:value-type="float" office:value="-0.310825">
                <text:p>-0.310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806">
                <text:p>5.3806</text:p>
              </table:table-cell>
              <table:table-cell office:value-type="float" office:value="5.484251">
                <text:p>5.484251</text:p>
              </table:table-cell>
              <table:table-cell office:value-type="float" office:value="-0.103651">
                <text:p>-0.103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64625">
                <text:p>5.764625</text:p>
              </table:table-cell>
              <table:table-cell office:value-type="float" office:value="5.951766">
                <text:p>5.951766</text:p>
              </table:table-cell>
              <table:table-cell office:value-type="float" office:value="-0.187141">
                <text:p>-0.187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2566">
                <text:p>6.252566</text:p>
              </table:table-cell>
              <table:table-cell office:value-type="float" office:value="6.271403">
                <text:p>6.271403</text:p>
              </table:table-cell>
              <table:table-cell office:value-type="float" office:value="-0.0188370000000004">
                <text:p>-0.018837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15989">
                <text:p>6.215989</text:p>
              </table:table-cell>
              <table:table-cell office:value-type="float" office:value="6.162179">
                <text:p>6.162179</text:p>
              </table:table-cell>
              <table:table-cell office:value-type="float" office:value="0.0538100000000004">
                <text:p>0.0538100000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04133">
                <text:p>6.404133</text:p>
              </table:table-cell>
              <table:table-cell office:value-type="float" office:value="6.195554">
                <text:p>6.195554</text:p>
              </table:table-cell>
              <table:table-cell office:value-type="float" office:value="0.208579">
                <text:p>0.208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0153">
                <text:p>6.60153</text:p>
              </table:table-cell>
              <table:table-cell office:value-type="float" office:value="5.886812">
                <text:p>5.886812</text:p>
              </table:table-cell>
              <table:table-cell office:value-type="float" office:value="0.714718">
                <text:p>0.714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15738">
                <text:p>6.415738</text:p>
              </table:table-cell>
              <table:table-cell office:value-type="float" office:value="5.761381">
                <text:p>5.761381</text:p>
              </table:table-cell>
              <table:table-cell office:value-type="float" office:value="0.654357">
                <text:p>0.654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407946">
                <text:p>6.407946</text:p>
              </table:table-cell>
              <table:table-cell office:value-type="float" office:value="5.732565">
                <text:p>5.732565</text:p>
              </table:table-cell>
              <table:table-cell office:value-type="float" office:value="0.675381">
                <text:p>0.675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11896">
                <text:p>5.911896</text:p>
              </table:table-cell>
              <table:table-cell office:value-type="float" office:value="5.271926">
                <text:p>5.271926</text:p>
              </table:table-cell>
              <table:table-cell office:value-type="float" office:value="0.63997">
                <text:p>0.63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47591">
                <text:p>6.147591</text:p>
              </table:table-cell>
              <table:table-cell office:value-type="float" office:value="5.570089">
                <text:p>5.570089</text:p>
              </table:table-cell>
              <table:table-cell office:value-type="float" office:value="0.577502">
                <text:p>0.577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27777">
                <text:p>6.327777</text:p>
              </table:table-cell>
              <table:table-cell office:value-type="float" office:value="5.778461">
                <text:p>5.778461</text:p>
              </table:table-cell>
              <table:table-cell office:value-type="float" office:value="0.549316">
                <text:p>0.549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61772">
                <text:p>6.361772</text:p>
              </table:table-cell>
              <table:table-cell office:value-type="float" office:value="5.821597">
                <text:p>5.821597</text:p>
              </table:table-cell>
              <table:table-cell office:value-type="float" office:value="0.540175000000001">
                <text:p>0.540175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07766">
                <text:p>6.107766</text:p>
              </table:table-cell>
              <table:table-cell office:value-type="float" office:value="5.477015">
                <text:p>5.477015</text:p>
              </table:table-cell>
              <table:table-cell office:value-type="float" office:value="0.630751">
                <text:p>0.630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44981">
                <text:p>7.044981</text:p>
              </table:table-cell>
              <table:table-cell office:value-type="float" office:value="6.338291">
                <text:p>6.338291</text:p>
              </table:table-cell>
              <table:table-cell office:value-type="float" office:value="0.70669">
                <text:p>0.706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25517">
                <text:p>7.325517</text:p>
              </table:table-cell>
              <table:table-cell office:value-type="float" office:value="6.596142">
                <text:p>6.596142</text:p>
              </table:table-cell>
              <table:table-cell office:value-type="float" office:value="0.729374999999999">
                <text:p>0.729374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26683">
                <text:p>7.126683</text:p>
              </table:table-cell>
              <table:table-cell office:value-type="float" office:value="6.646271">
                <text:p>6.646271</text:p>
              </table:table-cell>
              <table:table-cell office:value-type="float" office:value="0.480412">
                <text:p>0.480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85345">
                <text:p>7.385345</text:p>
              </table:table-cell>
              <table:table-cell office:value-type="float" office:value="6.662778">
                <text:p>6.662778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60698">
                <text:p>6.760698</text:p>
              </table:table-cell>
              <table:table-cell office:value-type="float" office:value="6.0504">
                <text:p>6.0504</text:p>
              </table:table-cell>
              <table:table-cell office:value-type="float" office:value="0.710298">
                <text:p>0.710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444935">
                <text:p>6.444935</text:p>
              </table:table-cell>
              <table:table-cell office:value-type="float" office:value="5.687605">
                <text:p>5.687605</text:p>
              </table:table-cell>
              <table:table-cell office:value-type="float" office:value="0.757330000000001">
                <text:p>0.75733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17608">
                <text:p>6.117608</text:p>
              </table:table-cell>
              <table:table-cell office:value-type="float" office:value="5.358062">
                <text:p>5.358062</text:p>
              </table:table-cell>
              <table:table-cell office:value-type="float" office:value="0.759545999999999">
                <text:p>0.759545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115746">
                <text:p>7.115746</text:p>
              </table:table-cell>
              <table:table-cell office:value-type="float" office:value="5.949683">
                <text:p>5.949683</text:p>
              </table:table-cell>
              <table:table-cell office:value-type="float" office:value="1.166063">
                <text:p>1.166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81499">
                <text:p>7.281499</text:p>
              </table:table-cell>
              <table:table-cell office:value-type="float" office:value="6.020642">
                <text:p>6.020642</text:p>
              </table:table-cell>
              <table:table-cell office:value-type="float" office:value="1.260857">
                <text:p>1.260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697916">
                <text:p>7.697916</text:p>
              </table:table-cell>
              <table:table-cell office:value-type="float" office:value="6.39337">
                <text:p>6.39337</text:p>
              </table:table-cell>
              <table:table-cell office:value-type="float" office:value="1.304546">
                <text:p>1.304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74711">
                <text:p>7.374711</text:p>
              </table:table-cell>
              <table:table-cell office:value-type="float" office:value="6.11649">
                <text:p>6.11649</text:p>
              </table:table-cell>
              <table:table-cell office:value-type="float" office:value="1.258221">
                <text:p>1.258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174744">
                <text:p>8.174744</text:p>
              </table:table-cell>
              <table:table-cell office:value-type="float" office:value="6.80296">
                <text:p>6.80296</text:p>
              </table:table-cell>
              <table:table-cell office:value-type="float" office:value="1.371784">
                <text:p>1.371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860904">
                <text:p>8.860904</text:p>
              </table:table-cell>
              <table:table-cell office:value-type="float" office:value="7.585014">
                <text:p>7.585014</text:p>
              </table:table-cell>
              <table:table-cell office:value-type="float" office:value="1.27589">
                <text:p>1.275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803454">
                <text:p>9.803454</text:p>
              </table:table-cell>
              <table:table-cell office:value-type="float" office:value="8.408775">
                <text:p>8.408775</text:p>
              </table:table-cell>
              <table:table-cell office:value-type="float" office:value="1.394679">
                <text:p>1.394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169546">
                <text:p>10.169546</text:p>
              </table:table-cell>
              <table:table-cell office:value-type="float" office:value="8.741455">
                <text:p>8.741455</text:p>
              </table:table-cell>
              <table:table-cell office:value-type="float" office:value="1.428091">
                <text:p>1.428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507191">
                <text:p>10.507191</text:p>
              </table:table-cell>
              <table:table-cell office:value-type="float" office:value="9.047251">
                <text:p>9.047251</text:p>
              </table:table-cell>
              <table:table-cell office:value-type="float" office:value="1.45994">
                <text:p>1.45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19642">
                <text:p>9.819642</text:p>
              </table:table-cell>
              <table:table-cell office:value-type="float" office:value="8.610216">
                <text:p>8.610216</text:p>
              </table:table-cell>
              <table:table-cell office:value-type="float" office:value="1.209426">
                <text:p>1.209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09752">
                <text:p>10.09752</text:p>
              </table:table-cell>
              <table:table-cell office:value-type="float" office:value="9.283929">
                <text:p>9.283929</text:p>
              </table:table-cell>
              <table:table-cell office:value-type="float" office:value="0.813590999999999">
                <text:p>0.813590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618851">
                <text:p>9.618851</text:p>
              </table:table-cell>
              <table:table-cell office:value-type="float" office:value="8.863975">
                <text:p>8.863975</text:p>
              </table:table-cell>
              <table:table-cell office:value-type="float" office:value="0.754875999999999">
                <text:p>0.754875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613462">
                <text:p>9.613462</text:p>
              </table:table-cell>
              <table:table-cell office:value-type="float" office:value="8.893079">
                <text:p>8.893079</text:p>
              </table:table-cell>
              <table:table-cell office:value-type="float" office:value="0.720383">
                <text:p>0.720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621584">
                <text:p>9.621584</text:p>
              </table:table-cell>
              <table:table-cell office:value-type="float" office:value="8.813458">
                <text:p>8.813458</text:p>
              </table:table-cell>
              <table:table-cell office:value-type="float" office:value="0.808126">
                <text:p>0.8081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